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94d9" officeooo:paragraph-rsid="001894d9"/>
    </style:style>
    <style:style style:name="P2" style:family="paragraph" style:parent-style-name="Standard" style:list-style-name="L1">
      <style:text-properties officeooo:rsid="001894d9" officeooo:paragraph-rsid="001894d9"/>
    </style:style>
    <style:style style:name="P3" style:family="paragraph" style:parent-style-name="Standard" style:list-style-name="L1">
      <style:text-properties officeooo:paragraph-rsid="001894d9"/>
    </style:style>
    <style:style style:name="P4" style:family="paragraph" style:parent-style-name="Standard">
      <style:text-properties officeooo:rsid="00197ac1" officeooo:paragraph-rsid="00197ac1"/>
    </style:style>
    <style:style style:name="P5" style:family="paragraph" style:parent-style-name="Standard">
      <style:text-properties officeooo:rsid="001b5525" officeooo:paragraph-rsid="001b5525"/>
    </style:style>
    <style:style style:name="P6" style:family="paragraph" style:parent-style-name="Standard" style:list-style-name="L3">
      <style:text-properties officeooo:rsid="001b5525" officeooo:paragraph-rsid="001b5525"/>
    </style:style>
    <style:style style:name="P7" style:family="paragraph" style:parent-style-name="Standard" style:list-style-name="L3">
      <style:text-properties officeooo:paragraph-rsid="001b5525"/>
    </style:style>
    <style:style style:name="P8" style:family="paragraph" style:parent-style-name="Standard" style:list-style-name="L3">
      <style:text-properties officeooo:rsid="001c4b96" officeooo:paragraph-rsid="001c4b96"/>
    </style:style>
    <style:style style:name="P9" style:family="paragraph" style:parent-style-name="Standard">
      <style:text-properties officeooo:rsid="001c4b96" officeooo:paragraph-rsid="001c4b96"/>
    </style:style>
    <style:style style:name="P10" style:family="paragraph" style:parent-style-name="Standard" style:list-style-name="L3">
      <style:text-properties officeooo:rsid="001d0625" officeooo:paragraph-rsid="001d0625"/>
    </style:style>
    <style:style style:name="P11" style:family="paragraph" style:parent-style-name="Standard">
      <style:text-properties officeooo:rsid="001d0625" officeooo:paragraph-rsid="001d0625"/>
    </style:style>
    <style:style style:name="T1" style:family="text">
      <style:text-properties officeooo:rsid="001894d9"/>
    </style:style>
    <style:style style:name="T2" style:family="text">
      <style:text-properties officeooo:rsid="001b5525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ed024"/>
    </style:style>
    <style:style style:name="T5" style:family="text">
      <style:text-properties style:text-position="0% 100%"/>
    </style:style>
    <style:style style:name="T6" style:family="text">
      <style:text-properties officeooo:rsid="001ed0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erials:</text:p>
      <text:list xml:id="list2860079706972258412" text:style-name="L1">
        <text:list-item>
          <text:p text:style-name="P3"><text:span text:style-name="T1">Tsukuba Dataset</text:span></text:p>
          <text:list>
            <text:list-item>
              <text:p text:style-name="P2">Camera</text:p>
            </text:list-item>
            <text:list-item>
              <text:p text:style-name="P2">Velodyne → ground truth</text:p>
            </text:list-item>
          </text:list>
        </text:list-item>
        <text:list-item>
          <text:p text:style-name="P2">Modified code</text:p>
          <text:list>
            <text:list-item>
              <text:p text:style-name="P2">store/restore</text:p>
            </text:list-item>
            <text:list-item>
              <text:p text:style-name="P2">publish current position</text:p>
            </text:list-item>
            <text:list-item>
              <text:p text:style-name="P2">publish relative keyframe coordinate, </text:p>
            </text:list-item>
          </text:list>
        </text:list-item>
      </text:list>
      <text:p text:style-name="P4">Theme: visual-based localization &amp; navigation using ORB_SLAM in Tsukuba challenge</text:p>
      <text:p text:style-name="P4"/>
      <text:p text:style-name="P5">Draft</text:p>
      <text:list xml:id="list2722505157915365371" text:style-name="L3">
        <text:list-item>
          <text:p text:style-name="P7"><text:span text:style-name="T2">Introduction</text:span></text:p>
        </text:list-item>
        <text:list-item>
          <text:p text:style-name="P6">Related Works</text:p>
          <text:list>
            <text:list-item>
              <text:p text:style-name="P6">Visual SLAM methods</text:p>
            </text:list-item>
            <text:list-item>
              <text:p text:style-name="P6">Vision-based navigation</text:p>
            </text:list-item>
            <text:list-item>
              <text:p text:style-name="P6">Tsukuba challenge activities</text:p>
              <text:list>
                <text:list-item>
                  <text:p text:style-name="P6">Most attendees used Lidar-based localization</text:p>
                </text:list-item>
              </text:list>
            </text:list-item>
          </text:list>
        </text:list-item>
        <text:list-item>
          <text:p text:style-name="P6">Strategies for vision-based navigation (explanation)</text:p>
          <text:list>
            <text:list-item>
              <text:p text:style-name="P6">Description of ORB-SLAM method</text:p>
              <text:list>
                <text:list-item>
                  <text:p text:style-name="P6">Relocalization</text:p>
                </text:list-item>
                <text:list-item>
                  <text:p text:style-name="P6">Tracking</text:p>
                </text:list-item>
                <text:list-item>
                  <text:p text:style-name="P6">ORB-SLAM</text:p>
                </text:list-item>
                <text:list-item>
                  <text:p text:style-name="P6">etc as needed</text:p>
                </text:list-item>
                <text:list-item>
                  <text:p text:style-name="P10">Advantages</text:p>
                </text:list-item>
              </text:list>
            </text:list-item>
            <text:list-item>
              <text:p text:style-name="P6">How to realize navigation using ORB-SLAM</text:p>
              <text:list>
                <text:list-item>
                  <text:p text:style-name="P6">ORB-SLAM updates map on each run, we need to follow a path and update the path</text:p>
                </text:list-item>
              </text:list>
            </text:list-item>
            <text:list-item>
              <text:p text:style-name="P6">Modification of ORB-SLAM</text:p>
              <text:list>
                <text:list-item>
                  <text:p text:style-name="P6">Store/Restore function</text:p>
                </text:list-item>
                <text:list-item>
                  <text:p text:style-name="P6">Publish keyframe pose</text:p>
                </text:list-item>
                <text:list-item>
                  <text:p text:style-name="P6">Calculate relative position</text:p>
                </text:list-item>
              </text:list>
            </text:list-item>
          </text:list>
        </text:list-item>
        <text:list-item>
          <text:p text:style-name="P6">Evaluation</text:p>
          <text:list>
            <text:list-item>
              <text:p text:style-name="P10">Relocalization and Tracking</text:p>
            </text:list-item>
            <text:list-item>
              <text:p text:style-name="P6">Nagoya &amp; Tsukuba dataset</text:p>
            </text:list-item>
            <text:list-item>
              <text:p text:style-name="P6">NDT scan matching for comparison</text:p>
            </text:list-item>
            <text:list-item>
              <text:p text:style-name="P6">Autonomous navigation using ORB-SLAM (in nagoya)</text:p>
              <text:list>
                <text:list-item>
                  <text:p text:style-name="P8">If we can prove that ORB-SLAM trajectory is similar to NDT, then it is successful</text:p>
                </text:list-item>
              </text:list>
            </text:list-item>
            <text:list-item>
              <text:p text:style-name="P6">Robustness</text:p>
              <text:list>
                <text:list-item>
                  <text:p text:style-name="P6">comparison with NDT</text:p>
                </text:list-item>
              </text:list>
            </text:list-item>
          </text:list>
        </text:list-item>
        <text:list-item>
          <text:p text:style-name="P8">Discussion</text:p>
          <text:list>
            <text:list-item>
              <text:p text:style-name="P8">Problems in localization method</text:p>
            </text:list-item>
            <text:list-item>
              <text:p text:style-name="P8">Possible causes of problems</text:p>
            </text:list-item>
            <text:list-item>
              <text:p text:style-name="P8">Possible solutions</text:p>
            </text:list-item>
            <text:list-item>
              <text:p text:style-name="P8">Suggestions</text:p>
            </text:list-item>
          </text:list>
        </text:list-item>
        <text:list-item>
          <text:p text:style-name="P8">Conclusions</text:p>
        </text:list-item>
      </text:list>
      <text:p text:style-name="P9"/>
      <text:p text:style-name="P11">November: finish implementation</text:p>
      <text:p text:style-name="P11">November or early December: Experiment</text:p>
      <text:p text:style-name="P11">December: write paper, <text:span text:style-name="T6">1</text:span><text:span text:style-name="T4">st</text:span><text:span text:style-name="T6"> version in december</text:span></text:p>
      <text:p text:style-name="P11">January: finish final version <text:span text:style-name="T6">before 20</text:span><text:span text:style-name="T4">t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6:09:09.412949892</meta:creation-date>
    <dc:date>2015-11-13T18:13:03.190503267</dc:date>
    <meta:editing-duration>PT33M20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47" meta:word-count="206" meta:character-count="1302" meta:non-whitespace-character-count="1182"/>
  </office:meta>
</office:document-meta>
</file>